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5in" svg:height="6.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de" fo:country="DE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de" fo:country="DE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de" fo:country="D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de" fo:country="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de" fo:country="D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tharv Kulkarni</meta:initial-creator>
    <dc:creator>Atharv Kulkarni</dc:creator>
    <meta:creation-date>2024-07-23T21:15:00Z</meta:creation-date>
    <dc:date>2024-07-23T21:18:00Z</dc:date>
    <meta:template xlink:href="Normal.dotm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